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8.249cm" svg:height="9.137cm" svg:x="11.076cm" svg:y="1.222cm">
            <draw:object draw:notify-on-update-of-ranges="results.A2:results.A18 results.B1:results.B1 results.B2:results.B18 results.C1:results.C1 results.C2:results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217cm" svg:height="9.004cm" svg:x="11.103cm" svg:y="10.758cm">
            <draw:object draw:notify-on-update-of-ranges="results.A23:results.A39 results.B22:results.B22 results.B23:results.B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Go version </text:p>
          </table:table-cell>
          <table:table-cell office:value-type="string" calcext:value-type="string">
            <text:p><text:s/>countwords (s) </text:p>
          </table:table-cell>
          <table:table-cell office:value-type="string" calcext:value-type="string">
            <text:p><text:s/>sumloop (s) 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8.59" calcext:value-type="float">
            <text:p>28.59</text:p>
          </table:table-cell>
          <table:table-cell office:value-type="float" office:value="19.84" calcext:value-type="float">
            <text:p>19.84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.36" calcext:value-type="float">
            <text:p>6.36</text:p>
          </table:table-cell>
          <table:table-cell office:value-type="float" office:value="6.81" calcext:value-type="float">
            <text:p>6.81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.69" calcext:value-type="float">
            <text:p>6.69</text:p>
          </table:table-cell>
          <table:table-cell office:value-type="float" office:value="6.88" calcext:value-type="float">
            <text:p>6.88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02" calcext:value-type="float">
            <text:p>3.02</text:p>
          </table:table-cell>
          <table:table-cell office:value-type="float" office:value="4.64" calcext:value-type="float">
            <text:p>4.64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.98" calcext:value-type="float">
            <text:p>2.98</text:p>
          </table:table-cell>
          <table:table-cell office:value-type="float" office:value="4.54" calcext:value-type="float">
            <text:p>4.54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.18" calcext:value-type="float">
            <text:p>2.18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.17" calcext:value-type="float">
            <text:p>2.17</text:p>
          </table:table-cell>
          <table:table-cell office:value-type="float" office:value="3.39" calcext:value-type="float">
            <text:p>3.39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.12" calcext:value-type="float">
            <text:p>2.12</text:p>
          </table:table-cell>
          <table:table-cell office:value-type="float" office:value="2.67" calcext:value-type="float">
            <text:p>2.67</text:p>
          </table:table-cell>
          <table:table-cell/>
        </table:table-row>
        <table:table-row table:style-name="ro1">
          <table:table-cell table:formula="of:=&quot;1.10&quot;" office:value-type="string" office:string-value="1.10" calcext:value-type="string">
            <text:p>1.10</text:p>
          </table:table-cell>
          <table:table-cell office:value-type="float" office:value="2.1" calcext:value-type="float">
            <text:p>2.1</text:p>
          </table:table-cell>
          <table:table-cell office:value-type="float" office:value="2.53" calcext:value-type="float">
            <text:p>2.53</text:p>
          </table:table-cell>
          <table:table-cell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2.12" calcext:value-type="float">
            <text:p>2.12</text:p>
          </table:table-cell>
          <table:table-cell office:value-type="float" office:value="2.52" calcext:value-type="float">
            <text:p>2.52</text:p>
          </table:table-cell>
          <table:table-cell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.88" calcext:value-type="float">
            <text:p>1.88</text:p>
          </table:table-cell>
          <table:table-cell office:value-type="float" office:value="2.43" calcext:value-type="float">
            <text:p>2.43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9" calcext:value-type="float">
            <text:p>1.9</text:p>
          </table:table-cell>
          <table:table-cell office:value-type="float" office:value="2.48" calcext:value-type="float">
            <text:p>2.48</text:p>
          </table:table-cell>
          <table:table-cell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.88" calcext:value-type="float">
            <text:p>1.8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79" calcext:value-type="float">
            <text:p>1.79</text:p>
          </table:table-cell>
          <table:table-cell office:value-type="float" office:value="2.44" calcext:value-type="float">
            <text:p>2.44</text:p>
          </table:table-cell>
          <table:table-cell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.87" calcext:value-type="float">
            <text:p>1.87</text:p>
          </table:table-cell>
          <table:table-cell office:value-type="float" office:value="2.48" calcext:value-type="float">
            <text:p>2.48</text:p>
          </table:table-cell>
          <table:table-cell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.15" calcext:value-type="float">
            <text:p>1.15</text:p>
          </table:table-cell>
          <table:table-cell office:value-type="float" office:value="2.14" calcext:value-type="float">
            <text:p>2.14</text:p>
          </table:table-cell>
          <table:table-cell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.17" calcext:value-type="float">
            <text:p>1.17</text:p>
          </table:table-cell>
          <table:table-cell office:value-type="float" office:value="2.01" calcext:value-type="float">
            <text:p>2.01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<text:s/>Go version </text:p>
          </table:table-cell>
          <table:table-cell office:value-type="string" calcext:value-type="string">
            <text:p><text:s/>binary size (MB) 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.59" calcext:value-type="float">
            <text:p>4.59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61" calcext:value-type="float">
            <text:p>3.61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.65" calcext:value-type="float">
            <text:p>3.65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.04" calcext:value-type="float">
            <text:p>4.04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.47" calcext:value-type="float">
            <text:p>3.47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.69" calcext:value-type="float">
            <text:p>3.69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.68" calcext:value-type="float">
            <text:p>3.68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87" calcext:value-type="float">
            <text:p>3.87</text:p>
          </table:table-cell>
          <table:table-cell table:number-columns-repeated="2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3.79" calcext:value-type="float">
            <text:p>3.79</text:p>
          </table:table-cell>
          <table:table-cell table:number-columns-repeated="2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4.01" calcext:value-type="float">
            <text:p>4.01</text:p>
          </table:table-cell>
          <table:table-cell table:number-columns-repeated="2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4.07" calcext:value-type="float">
            <text:p>4.07</text:p>
          </table:table-cell>
          <table:table-cell table:number-columns-repeated="2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3.47" calcext:value-type="float">
            <text:p>3.47</text:p>
          </table:table-cell>
          <table:table-cell table:number-columns-repeated="2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3.13" calcext:value-type="float">
            <text:p>3.13</text:p>
          </table:table-cell>
          <table:table-cell table:number-columns-repeated="2"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2:57:24.465519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5T13:04:02.466672687</dc:date>
    <meta:editing-duration>PT17M24S</meta:editing-duration>
    <meta:editing-cycles>2</meta:editing-cycles>
    <meta:generator>LibreOffice/6.4.7.2$Linux_X86_64 LibreOffice_project/40$Build-2</meta:generator>
    <meta:document-statistic meta:table-count="1" meta:cell-count="9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5cm" svg:height="9.138cm" xlink:href=".." xlink:type="simple" chart:class="chart:line" chart:style-name="ch1">
        <chart:legend chart:legend-position="end" svg:x="13.59cm" svg:y="0.594cm" style:legend-expansion="custom" chartooo:width="3.802cm" chartooo:height="0.913cm" style:legend-expansion-aspect-ratio="4.16429353778751" chart:style-name="ch2"/>
        <chart:plot-area chart:style-name="ch3" table:cell-range-address="results.A1:results.C18" chart:data-source-has-labels="both" svg:x="0.145cm" svg:y="0.148cm" svg:width="17.855cm" svg:height="8.913cm">
          <chartooo:coordinate-region svg:x="0.766cm" svg:y="0.347cm" svg:width="16.902cm" svg:height="8.067cm"/>
          <chart:axis chart:dimension="x" chart:name="primary-x" chart:style-name="ch4" chartooo:axis-type="auto">
            <chartooo:date-scale/>
            <chart:categories table:cell-range-address="results.A2:results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B2:results.B18" chart:label-cell-address="results.B1:results.B1" chart:class="chart:line">
            <chart:data-point chart:repeated="17"/>
          </chart:series>
          <chart:series chart:style-name="ch8" chart:values-cell-range-address="results.C2:results.C18" chart:label-cell-address="results.C1:results.C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untwords (s) </text:p>
                <draw:g>
                  <svg:desc>results.B1:results.B1</svg:desc>
                </draw:g>
              </table:table-cell>
              <table:table-cell office:value-type="string">
                <text:p> sumloop (s) 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float" office:value="1.2">
                <text:p>1.2</text:p>
                <draw:g>
                  <svg:desc>results.A2:results.A18</svg:desc>
                </draw:g>
              </table:table-cell>
              <table:table-cell office:value-type="float" office:value="28.59">
                <text:p>28.59</text:p>
                <draw:g>
                  <svg:desc>results.B2:results.B18</svg:desc>
                </draw:g>
              </table:table-cell>
              <table:table-cell office:value-type="float" office:value="19.84">
                <text:p>19.84</text:p>
                <draw:g>
                  <svg:desc>results.C2:results.C18</svg:desc>
                </draw:g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6.36">
                <text:p>6.36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6.69">
                <text:p>6.69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.02">
                <text:p>3.02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.98">
                <text:p>2.98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.18">
                <text:p>2.1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.17">
                <text:p>2.17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.12">
                <text:p>2.12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.10</text:p>
              </table:table-cell>
              <table:table-cell office:value-type="float" office:value="2.1">
                <text:p>2.1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2.12">
                <text:p>2.12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.88">
                <text:p>1.88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1.9">
                <text:p>1.9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.88">
                <text:p>1.8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.79">
                <text:p>1.79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.87">
                <text:p>1.87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.15">
                <text:p>1.15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.17">
                <text:p>1.17</text:p>
              </table:table-cell>
              <table:table-cell office:value-type="float" office:value="2.01">
                <text:p>2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218cm" svg:height="9.005cm" xlink:href=".." xlink:type="simple" chart:class="chart:line" chart:style-name="ch1">
        <chart:legend chart:legend-position="end" svg:x="13.49cm" svg:y="0.761cm" style:legend-expansion="custom" chartooo:width="3.859cm" chartooo:height="0.598cm" style:legend-expansion-aspect-ratio="6.45317725752508" chart:style-name="ch2"/>
        <chart:plot-area chart:style-name="ch3" table:cell-range-address="results.A23:results.B39 results.B22:results.B22" chart:data-source-has-labels="both" svg:x="0.072cm" svg:y="0.179cm" svg:width="17.901cm" svg:height="8.642cm">
          <chartooo:coordinate-region svg:x="0.799cm" svg:y="0.378cm" svg:width="16.842cm" svg:height="7.796cm"/>
          <chart:axis chart:dimension="x" chart:name="primary-x" chart:style-name="ch4" chartooo:axis-type="auto">
            <chartooo:date-scale/>
            <chart:categories table:cell-range-address="results.A23:results.A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B23:results.B39" chart:label-cell-address="results.B22:results.B22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inary size (MB) </text:p>
                <draw:g>
                  <svg:desc>results.B22:results.B22</svg:desc>
                </draw:g>
              </table:table-cell>
            </table:table-row>
          </table:table-header-rows>
          <table:table-rows>
            <table:table-row>
              <table:table-cell office:value-type="float" office:value="1.2">
                <text:p>1.2</text:p>
                <draw:g>
                  <svg:desc>results.A23:results.A39</svg:desc>
                </draw:g>
              </table:table-cell>
              <table:table-cell office:value-type="float" office:value="4.59">
                <text:p>4.59</text:p>
                <draw:g>
                  <svg:desc>results.B23:results.B39</svg:desc>
                </draw:g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3.12">
                <text:p>3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